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orphans="0" fo:widows="0"/>
    </style:style>
    <style:style style:name="P2" style:family="paragraph" style:parent-style-name="Standard" style:list-style-name="WWNum1">
      <style:paragraph-properties fo:margin-top="0in" fo:margin-bottom="0in" fo:line-height="100%" fo:orphans="0" fo:widows="0"/>
    </style:style>
    <style:style style:name="P3" style:family="paragraph" style:parent-style-name="Standard" style:list-style-name="L2">
      <style:paragraph-properties fo:margin-top="0in" fo:margin-bottom="0in" fo:line-height="100%" fo:orphans="0" fo:widows="0"/>
    </style:style>
    <style:style style:name="P4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style:font-name-complex="Courier New2"/>
    </style:style>
    <style:style style:name="P5" style:family="paragraph" style:parent-style-name="Standard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6" style:family="paragraph" style:parent-style-name="Standard" style:list-style-name="WWNum1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top="0in" fo:margin-bottom="0in" fo:line-height="100%" fo:orphans="0" fo:widows="0" style:page-number="auto"/>
    </style:style>
    <style:style style:name="P8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9" style:family="paragraph" style:parent-style-name="Preformatted_20_Text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3" style:family="text"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T4" style:family="text">
      <style:text-properties style:font-name="Courier New" fo:font-size="14pt" fo:language="pl" fo:country="PL" fo:font-weight="bold" style:font-size-asian="14pt" style:font-weight-asian="bold" style:font-name-complex="Courier New2" style:font-size-complex="14pt" style:font-weight-complex="bold"/>
    </style:style>
    <style:style style:name="T5" style:family="text">
      <style:text-properties style:font-name="Courier New" fo:language="en" fo:country="US" style:font-name-complex="Courier New2"/>
    </style:style>
    <style:style style:name="T6" style:family="text">
      <style:text-properties style:font-name="Courier New" fo:language="en" fo:country="US" fo:font-weight="bold" style:font-weight-asian="bold" style:font-name-complex="Courier New2"/>
    </style:style>
    <style:style style:name="T7" style:family="text">
      <style:text-properties style:font-name="Courier New" fo:language="en" fo:country="US" fo:font-weight="bold" style:font-weight-asian="bold" style:font-name-complex="Courier New2" style:font-weight-complex="bold"/>
    </style:style>
    <style:style style:name="T8" style:family="text">
      <style:text-properties style:font-name="Courier New" fo:language="en" fo:country="US" fo:font-weight="normal" style:font-weight-asian="normal" style:font-name-complex="Courier New2" style:font-weight-complex="normal"/>
    </style:style>
    <style:style style:name="T9" style:family="text">
      <style:text-properties style:font-name="Courier New" fo:font-weight="bold" style:font-weight-asian="bold" style:font-name-complex="Courier New2"/>
    </style:style>
    <style:style style:name="T10" style:family="text">
      <style:text-properties style:font-name="Courier New" fo:font-weight="bold" style:font-weight-asian="bold" style:font-name-complex="Courier New2" style:font-weight-complex="bold"/>
    </style:style>
    <style:style style:name="T11" style:family="text">
      <style:text-properties style:font-name="Courier New" fo:font-weight="normal" style:font-weight-asian="normal" style:font-name-complex="Courier New2" style:font-weight-complex="normal"/>
    </style:style>
    <style:style style:name="T12" style:family="text">
      <style:text-properties style:font-name="Courier New" fo:language="pl" fo:country="PL" fo:font-weight="bold" style:font-weight-asian="bold" style:font-name-complex="Courier New2"/>
    </style:style>
    <style:style style:name="T13" style:family="text">
      <style:text-properties style:font-name="Courier New" fo:language="pl" fo:country="PL" fo:font-weight="normal" style:font-weight-asian="normal" style:font-name-complex="Courier New2" style:font-weight-complex="normal"/>
    </style:style>
    <style:style style:name="T14" style:family="text">
      <style:text-properties style:font-name="Courier New" fo:language="pl" fo:country="PL" style:font-name-complex="Courier New2"/>
    </style:style>
    <style:style style:name="T15" style:family="text"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T16" style:family="text">
      <style:text-properties fo:color="#000000" style:font-name="Courier New" fo:font-size="11pt" fo:language="pl" fo:country="PL" style:font-size-asian="11pt" style:font-name-complex="Courier New2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Dokumentacja</text:span></text:p>
      <text:p text:style-name="P1"><text:span text:style-name="T5">Algorytm wyznaczania Wieloboków Voronoi </text:span></text:p>
      <text:p text:style-name="P1"><text:span text:style-name="T5">dla metryki nieuklidesowskiej wraz z wizualizacj</text:span><text:span text:style-name="T1">ą</text:span></text:p>
      <text:p text:style-name="P4"/>
      <text:p text:style-name="P1"><text:span text:style-name="T2">Wykorzystany Algorym</text:span></text:p>
      <text:p text:style-name="P1"><text:span text:style-name="T5">Do rozwi</text:span><text:span text:style-name="T1">ą</text:span><text:span text:style-name="T5">zania zagadnienia </text:span><text:span text:style-name="T1">użyliśmy</text:span><text:span text:style-name="T5"> </text:span><text:span text:style-name="T7">Algorytmu Fortuny</text:span></text:p>
      <text:p text:style-name="P1"><text:span text:style-name="T1">Program napisaliśmy w języku </text:span><text:span text:style-name="T10">Python</text:span><text:span text:style-name="T1"> w standardzie 3.7</text:span></text:p>
      <text:p text:style-name="P4"/>
      <text:p text:style-name="P1"><text:span text:style-name="T3">Złożoność</text:span><text:span text:style-name="T2"> obliczeniowa algorytmu</text:span></text:p>
      <text:p text:style-name="P1"><text:span text:style-name="T7">O(n*logn</text:span><text:span text:style-name="T10">)</text:span><text:span text:style-name="T1">, czyli złożoność algorytmu Fortuny.</text:span></text:p>
      <text:p text:style-name="P1"><text:span text:style-name="T1">Złożoność wynika z wykonania proporcjonalnej do ilości wierzchołków począkowych operacji dodania i usunięcia ze struktur gwarantujących czas logarytmiczny. </text:span></text:p>
      <text:p text:style-name="P4"/>
      <text:p text:style-name="P1"><text:span text:style-name="T2">Wykorzystana metryka</text:span></text:p>
      <text:p text:style-name="P1"><text:span text:style-name="T7">Metryka maximum</text:span></text:p>
      <text:p text:style-name="P1"><text:span text:style-name="T7"><text:tab/>d(x,y)=max(|x1-x2|,|y1-y2|)</text:span></text:p>
      <text:p text:style-name="P4"/>
      <text:p text:style-name="P1"><text:span text:style-name="T3">Obsługa</text:span></text:p>
      <text:p text:style-name="P1"><text:span text:style-name="T1">Po uruchomieniu programu otwarte zostanie okno na kt</text:span><text:span text:style-name="T5">ó</text:span><text:span text:style-name="T1">rym dodajemy punkty kt</text:span><text:span text:style-name="T5">ó</text:span><text:span text:style-name="T1">re mają być punktami początkowymi wielobok</text:span><text:span text:style-name="T5">ó</text:span><text:span text:style-name="T1">w. Po dodaniu wszystkich punkt</text:span><text:span text:style-name="T5">ó</text:span><text:span text:style-name="T1">w potwierdzamy wyb</text:span><text:span text:style-name="T5">ó</text:span><text:span text:style-name="T1">r zamykając okno (przyciskiem x).</text:span></text:p>
      <text:p text:style-name="P1"><text:span text:style-name="T1">Następnie otwarte zostaje okno z wizualizacją, kt</text:span><text:span text:style-name="T5">ó</text:span><text:span text:style-name="T1">rej kolejne kroki przewijamy przyciskiem "następny"</text:span></text:p>
      <text:p text:style-name="P4"/>
      <text:p text:style-name="P1"><text:span text:style-name="T3">Ogólny opis plików</text:span></text:p>
      <text:p text:style-name="P1"><text:span text:style-name="T1">Plik </text:span><text:span text:style-name="T10">VoronoiCalculator</text:span><text:span text:style-name="T1"> jest głównym plikiem przeznaczonym do wykonywania, zawierającym przebieg algorytmu</text:span></text:p>
      <text:p text:style-name="P5"/>
      <text:p text:style-name="P1"><text:span text:style-name="T1">Plik </text:span><text:span text:style-name="T10">MaxMetric</text:span><text:span text:style-name="T1"> jest plikiem pomocniczym zawierającym metody dotyczące zagadnień matematyczno-geometrycznych</text:span></text:p>
      <text:p text:style-name="P5"/>
      <text:p text:style-name="P1"><text:span text:style-name="T1">Plik </text:span><text:span text:style-name="T10">Plot</text:span><text:span text:style-name="T1"> zawiera implementację procesu wizualizacji algorytmu </text:span></text:p>
      <text:p text:style-name="P5"/>
      <text:p text:style-name="P1"><text:span text:style-name="T1">Plik </text:span><text:span text:style-name="T10">RBTree</text:span><text:span text:style-name="T1"> zawiera implementację drzewa czerwono-czarnego</text:span></text:p>
      <text:p text:style-name="P1"><text:span text:style-name="T1"/></text:p>
      <text:p text:style-name="P1"><text:span text:style-name="T4">Opis implementacji</text:span><text:span text:style-name="T2"> </text:span><text:span text:style-name="T4">algorytmu</text:span></text:p>
      <text:p text:style-name="P1"><text:span text:style-name="T1">Algorytm opiera się na 4 typach zdarzeń:</text:span></text:p>
      <text:list xml:id="list3912245168730429987" text:style-name="L2">
        <text:list-item>
          <text:p text:style-name="P3"><text:span text:style-name="T1">środek komórki – nowy środek komórki zostaje dodany do zbioru aktywnych komórek oraz obliczane są symetralne punktu i środków komórek sąsiednich. </text:span></text:p>
        </text:list-item>
        <text:list-item>
          <text:p text:style-name="P3"><text:span text:style-name="T1">załamanie symetralnej (punkt w którym symetralna zmienia kierunek lub zaczyna się jej fragment należący do diagramu) – obliczony zostaje punkt przecięcia z symetralnymi leżącymi po przeciwnych stronach punktów wyznaczających rozważaną symetralną.</text:span></text:p>
        </text:list-item>
        <text:list-item>
          <text:p text:style-name="P3"><text:span text:style-name="T1">przecięcie symetralnych – jeżeli środka komórka wyznaczająca punkt przecięcia zostaje odcięta to komórka ta jest usunięta ze zbioru aktywnych komórek. W miejscu przecięcia ostają dodane dwa zdarzenia będące załamaniami symetralnej (lub 1 zdarzenie jeżeli </text:span><text:soft-page-break/><text:span text:style-name="T1">jedna z komórek została usunięta ze zbioru aktywnych komórek)</text:span></text:p>
        </text:list-item>
        <text:list-item>
          <text:p text:style-name="P3"><text:span text:style-name="T1">granica obszaru (potrzebny ze względu na wizualizację) – dodaje linie dochodzące do granicy rozważanego obszaru do diagramu Voronoi.</text:span></text:p>
        </text:list-item>
      </text:list>
      <text:p text:style-name="P5"/>
      <text:p text:style-name="P1"><text:span text:style-name="T3">Szczegółowy opis plików</text:span></text:p>
      <text:p text:style-name="P1"><text:span text:style-name="T1">Plik </text:span><text:span text:style-name="T10">Plot</text:span><text:span text:style-name="T1"> - zawiera struktury przeznaczone do wizualizacji wzorowane na strukturach wizualizacji wykorzystywanych przez nas na laboratoriach, lecz przystosowane do działania i wizualizacji naszego algorytmu</text:span></text:p>
      <text:p text:style-name="P5"/>
      <text:p text:style-name="P1"><text:span text:style-name="T1">Plik </text:span><text:span text:style-name="T10">RBTree</text:span><text:span text:style-name="T1"> zawiera implementację drzewa czerwono-czarnego stworzoną przez github.com/</text:span><text:span text:style-name="T10">MSingh3012 </text:span><text:span text:style-name="T1">a poprawioną przez github.com/</text:span><text:span text:style-name="T10">zhylkaaa</text:span><text:span text:style-name="T1">. Drzewo zawiera metody: insert(key), remove(key), minimum(), maximum(), successor(key), predecessor(key), nodes(). </text:span></text:p>
      <text:p text:style-name="P5"/>
      <text:p text:style-name="P1"><text:span text:style-name="T1">Plik </text:span><text:span text:style-name="T10">MaxMetric</text:span><text:span text:style-name="T1"> zawiera implementacje funkcji geometrycznych dla metryki maximum. Najważniejszymi funkcjami są funkcje </text:span><text:span text:style-name="T10">bisector</text:span><text:span text:style-name="T1">(a,b) która zwraca symetralną dla dwóch podanych punktów a i b. Symetralna zwracana jest w formie listy odcinków. Kolejną funkcją jest funckcja </text:span><text:span text:style-name="T10">cross</text:span><text:span text:style-name="T1">(bisect1, bisect2) która dla dwóch symetralnych (listy odcinków) zwraca punkt przecięcia tych odcinków jeśli istnieje, lub False jeśli nie istnieje. Istotną funkcją jest funckja line_intersection inspirowana funckją ze strony </text:span><text:a xlink:type="simple" xlink:href="https://stackoverflow.com/questions/20677795/how-do-i-compute-the-intersection-point-of-two-lines" text:style-name="Internet_20_link" text:visited-style-name="Visited_20_Internet_20_Link"><text:span text:style-name="T1">https://stackoverflow.com/questions/20677795/how-do-i-compute-the-intersection-point-of-two-lines</text:span></text:a></text:p>
      <text:p text:style-name="P1"><text:span text:style-name="T1">która sprawdza czy linie się przecinają.</text:span></text:p>
      <text:p text:style-name="P1"><text:span text:style-name="T1">Dodatkowe funkcje pomocnicze</text:span></text:p>
      <text:p text:style-name="P1"><text:span text:style-name="T1">dla bisector: leftEnd, rightEnd, same_point, eq</text:span></text:p>
      <text:p text:style-name="P1"><text:span text:style-name="T1">dla cross: findCross, minThisMax, również line_intersection</text:span></text:p>
      <text:p text:style-name="P5"><text:bookmark text:name="_GoBack"/></text:p>
      <text:p text:style-name="P1"><text:span text:style-name="T1">Plik </text:span><text:span text:style-name="T10">VoronoiCalculator</text:span><text:span text:style-name="T1"> zawiera główny przebieg algorytmu wraz z obsługą wstawiania i wizualizacji z pliku Plot. Wykorzystuje drzewo czerwono-czarne z pliku RBTree i funkcje bisector oraz cross z pliku MaxMetric.</text:span></text:p>
      <text:p text:style-name="P1"><text:span text:style-name="T1">Wykorzystane struktury: </text:span></text:p>
      <text:p text:style-name="P1"><text:span text:style-name="T1">PriorityQueue importowane z queue</text:span></text:p>
      <text:p text:style-name="P1"><text:span text:style-name="T1">RBTree</text:span></text:p>
      <text:p text:style-name="P1"><text:span text:style-name="T1">Najistotniejsze listy:</text:span></text:p>
      <text:p text:style-name="P1"><text:span text:style-name="T1">output – zawiera odcinki tworzące diagram Voronoi</text:span></text:p>
      <text:p text:style-name="P1"><text:span text:style-name="T1">scenes – zawiera sceny do wizualizacji</text:span></text:p>
      <text:p text:style-name="P1"><text:span text:style-name="T1">points – zawiera punkty będące środkami komórek w diagramie Voronoi </text:span></text:p>
      <text:p text:style-name="P1"><text:span text:style-name="T1">Cały algorytm zaimplementowany jest w klasie Voronoi</text:span></text:p>
      <text:p text:style-name="P1"><text:span text:style-name="T9">Funkcje zawarte w klasie Voronoi</text:span><text:span text:style-name="T1">: (w opisie pomijam "self")</text:span></text:p>
      <text:list xml:id="list4473131414800087025" text:style-name="WWNum1">
        <text:list-item>
          <text:p text:style-name="P8"><text:span text:style-name="T1">__</text:span><text:span text:style-name="T9">init</text:span><text:span text:style-name="T1">__(points) dodaje punkty jako eventy, inicjalizuje struktury, tworzy prostokąt okalający punkty</text:span></text:p>
        </text:list-item>
        <text:list-item>
          <text:p text:style-name="P8"><text:span text:style-name="T10">_make_scene</text:span><text:span text:style-name="T1">() dodaje krok do wizualizacji</text:span></text:p>
        </text:list-item>
        <text:list-item>
          <text:p text:style-name="P8"><text:span text:style-name="T9">process</text:span><text:span text:style-name="T1">() Zawiera przebieg głównej części algorytmu Fortuny. To jest - tak długo jak pozostają eventy do rozpatrzenia zabieramy kolejny event i przetwarzamy go korzystając z podfunkcji</text:span></text:p>
        </text:list-item>
        <text:list-item>
          <text:p text:style-name="P8"><text:span text:style-name="T10">_extract_line_part</text:span><text:span text:style-name="T1">(line, a, b) zwraca część linii znajdującą się między a i b</text:span></text:p>
        </text:list-item>
        <text:list-item>
          <text:p text:style-name="P8"><text:span text:style-name="T1">_</text:span><text:span text:style-name="T9">intersection</text:span><text:span text:style-name="T1">_</text:span><text:span text:style-name="T9">to</text:span><text:span text:style-name="T1">_</text:span><text:span text:style-name="T9">event</text:span><text:span text:style-name="T1"> - Dodaje przewidywany punkt przecięcia do </text:span><text:soft-page-break/><text:span text:style-name="T1">listy eventów</text:span></text:p>
        </text:list-item>
        <text:list-item>
          <text:p text:style-name="P2"><text:span text:style-name="T1">_</text:span><text:span text:style-name="T9">process</text:span><text:span text:style-name="T1">_</text:span><text:span text:style-name="T9">cell</text:span><text:span text:style-name="T9"> – </text:span><text:span text:style-name="T11">przetwarza eventy będące środkami komórek. Dodaje komórkę do struktury przechowywującej aktywne komórki i szuka <text:s/>ymetralnych oraz ewentualnych punktów przecięcia.</text:span></text:p>
        </text:list-item>
        <text:list-item>
          <text:p text:style-name="P2"><text:span text:style-name="T1">_</text:span><text:span text:style-name="T9">process</text:span><text:span text:style-name="T1">_</text:span><text:span text:style-name="T9">intersection</text:span><text:span text:style-name="T6"> </text:span><text:span text:style-name="T12">- <text:s/></text:span><text:span text:style-name="T13">przetwarza eventy będące punktami przecięcia. Jeżeli jakaś komórka przestaje być aktywna usuwa ją ze struktury aktywnych komórek. Szuka ewentualnych punktów przecięcia.</text:span></text:p>
        </text:list-item>
        <text:list-item>
          <text:p text:style-name="P2"><text:span text:style-name="T1">_</text:span><text:span text:style-name="T9">process</text:span><text:span text:style-name="T1">_</text:span><text:span text:style-name="T9">bend</text:span><text:span text:style-name="T6"> </text:span><text:span text:style-name="T12">- <text:s/></text:span><text:span text:style-name="T13">przetwarza eventy będące zgięciami linii. Funkcja dodaje początkowy kawałek linii do diagramu Voronoi i szuka punktu przecięcia.</text:span></text:p>
        </text:list-item>
        <text:list-item>
          <text:p text:style-name="P2"><text:span text:style-name="T10">_process_bound</text:span><text:span text:style-name="T5"> </text:span><text:span text:style-name="T14">- przetwarza eventy będące przecięciami z granicą przetwarzanego obszaru.</text:span></text:p>
        </text:list-item>
        <text:list-item>
          <text:p text:style-name="P6"><text:span text:style-name="T1">_finish_edges</text:span><text:span text:style-name="T11"> - </text:span><text:span text:style-name="T13">przetwarza wszystkie eventy związane z granicą przetwarzanego obszaru.</text:span></text:p>
        </text:list-item>
        <text:list-item>
          <text:p text:style-name="P2"><text:span text:style-name="T1">_</text:span><text:span text:style-name="T9">invalidate</text:span><text:span text:style-name="T1">_</text:span><text:span text:style-name="T9">events</text:span><text:span text:style-name="T8"> </text:span><text:span text:style-name="T13">- oznacza przestarzałe eventy jako nieważne, aby nie zostały przetworzone.</text:span></text:p>
        </text:list-item>
      </text:list>
      <text:p text:style-name="P1"><text:span text:style-name="T1">Mniejsze funkcje pomocnicze:</text:span></text:p>
      <text:list xml:id="list38549318" text:continue-numbering="true" text:style-name="WWNum1">
        <text:list-item>
          <text:p text:style-name="P8"><text:span text:style-name="T1">_get_top_segment, _get_mid_segment, _get_bot_segment</text:span><text:span text:style-name="T5"> –</text:span><text:span text:style-name="T14"> funkcje wyciągają z linii odpowiednio górny, środkowy i dolny segment (prosty odcinek)</text:span></text:p>
        </text:list-item>
        <text:list-item>
          <text:p text:style-name="P8"><text:span text:style-name="T1">_get_top_point, _get_bot_point – funkcje zwracają punkt załamania linii będący najbliżej odpowiednio górnego i dolnego końca linii, ale różnego od punktu końcowego</text:span></text:p>
        </text:list-item>
        <text:list-item>
          <text:p text:style-name="P8"><text:span text:style-name="T1">get_lower_point, _get_higher_point</text:span><text:span text:style-name="T5"> –</text:span><text:span text:style-name="T14"> z dwóch przekazanych punktów zwracają niższy lub wyższy</text:span></text:p>
        </text:list-item>
        <text:list-item>
          <text:p text:style-name="P8"><text:span text:style-name="T5">_is_in_segment –</text:span><text:span text:style-name="T14"> sprawdza czy punkt leży w obszarze zadanego odcinka linii</text:span></text:p>
        </text:list-item>
        <text:list-item>
          <text:p text:style-name="P9"><text:span text:style-name="T15">_get_bottom_en</text:span><text:span text:style-name="T16">d – zwraca donly koniec linii</text:span>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Trynda</meta:initial-creator>
    <dc:creator>Adam Kania</dc:creator>
    <meta:editing-cycles>4</meta:editing-cycles>
    <meta:creation-date>2019-12-04T14:43:00</meta:creation-date>
    <dc:date>2019-12-04T18:34:02.46</dc:date>
    <meta:editing-duration>PT1S</meta:editing-duration>
    <meta:generator>OpenOffice/4.1.5$Win32 OpenOffice.org_project/415m1$Build-9789</meta:generator>
    <meta:document-statistic meta:table-count="0" meta:image-count="0" meta:object-count="0" meta:page-count="3" meta:paragraph-count="61" meta:word-count="716" meta:character-count="57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